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fbd8" officeooo:paragraph-rsid="0009f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nsole.log(Hangman)</text:p>
      <text:p text:style-name="Standard">ƒ Hangman() {</text:p>
      <text:p text:style-name="Standard"><text:s text:c="2"/>this.words = ["vodka","rum","gin","tequila"];</text:p>
      <text:p text:style-name="Standard"><text:s text:c="2"/>this.secretWord = "";</text:p>
      <text:p text:style-name="Standard"><text:s text:c="2"/>this.letters="";</text:p>
      <text:p text:style-name="Standard"><text:s text:c="2"/>this.guessedLetter=[];</text:p>
      <text:p text:style-name="Standard"><text:s text:c="2"/>this.errorsLeft=0;</text:p>
      <text:p text:style-name="Standard">}</text:p>
      <text:p text:style-name="Standard">undefined</text:p>
      <text:p text:style-name="Standard">var ok= new Hangman()</text:p>
      <text:p text:style-name="Standard">undefined</text:p>
      <text:p text:style-name="Standard">ok</text:p>
      <text:p text:style-name="Standard">Hangman {words: Array(4), secretWord: "", letters: "", guessedLetter: Array(0), errorsLeft: 0}</text:p>
      <text:p text:style-name="Standard">console.log(ok.getWord);</text:p>
      <text:p text:style-name="Standard">ƒ () {</text:p>
      <text:p text:style-name="Standard"><text:s/>return this.words[Math.floor(Math.random()*this.words.length)];</text:p>
      <text:p text:style-name="Standard"><text:s/></text:p>
      <text:p text:style-name="Standard">}</text:p>
      <text:p text:style-name="Standard">undefined</text:p>
      <text:p text:style-name="Standard">console.log(ok.getWord());</text:p>
      <text:p text:style-name="P1">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21:44:30.024480412</meta:creation-date>
    <dc:date>2018-06-19T21:48:18.602855813</dc:date>
    <meta:editing-duration>PT3M50S</meta:editing-duration>
    <meta:editing-cycles>1</meta:editing-cycles>
    <meta:document-statistic meta:table-count="0" meta:image-count="0" meta:object-count="0" meta:page-count="1" meta:paragraph-count="21" meta:word-count="42" meta:character-count="435" meta:non-whitespace-character-count="401"/>
    <meta:generator>LibreOffice/6.0.3.2$Linux_X86_64 LibreOffice_project/00m0$Build-2</meta:generator>
  </office:meta>
</office:document-meta>
</file>